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0.766cm" fo:min-width="1.78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00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2.286cm" svg:height="1.016cm" svg:x="12.716cm" svg:y="11.23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286cm" svg:height="1.016cm" svg:x="15.016cm" svg:y="11.232cm">
          <text:p text:style-name="P1">200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286cm" svg:height="1.016cm" svg:x="10.416cm" svg:y="11.232cm">
          <text:p text:style-name="P1">30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1.016cm" svg:x="20.616cm" svg:y="7.43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1.016cm" svg:x="22.916cm" svg:y="7.432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286cm" svg:height="1.016cm" svg:x="18.316cm" svg:y="7.432cm">
          <text:p text:style-name="P1">30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1.016cm" svg:x="4.716cm" svg:y="7.43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286cm" svg:height="1.016cm" svg:x="7.016cm" svg:y="7.432cm">
          <text:p text:style-name="P1">20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1.016cm" svg:x="2.416cm" svg:y="7.432cm">
          <text:p text:style-name="P1">null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78cm" svg:height="0.962cm" svg:x="5.072cm" svg:y="4.732cm">
          <draw:text-box>
            <text:p text:style-name="P1">n-2</text:p>
          </draw:text-box>
        </draw:frame>
        <draw:frame draw:style-name="gr2" draw:text-style-name="P3" xml:id="id1" draw:id="id1" draw:layer="layout" svg:width="1.778cm" svg:height="0.962cm" svg:x="5.072cm" svg:y="6.432cm">
          <draw:text-box>
            <text:p text:style-name="P1">300</text:p>
          </draw:text-box>
        </draw:frame>
        <draw:frame draw:style-name="gr2" draw:text-style-name="P3" xml:id="id3" draw:id="id3" draw:layer="layout" svg:width="1.778cm" svg:height="0.962cm" svg:x="12.972cm" svg:y="10.232cm">
          <draw:text-box>
            <text:p text:style-name="P1">100</text:p>
          </draw:text-box>
        </draw:frame>
        <draw:connector draw:style-name="gr3" draw:text-style-name="P4" draw:layer="layout" draw:line-skew="1.273cm" svg:x1="6.85cm" svg:y1="6.913cm" svg:x2="10.416cm" svg:y2="11.74cm" draw:start-shape="id1" draw:end-shape="id2" svg:d="M6850 6913h3056v4827h510" svg:viewBox="0 0 3567 4828">
          <text:p/>
        </draw:connector>
        <draw:connector draw:style-name="gr4" draw:text-style-name="P4" draw:layer="layout" svg:x1="12.972cm" svg:y1="10.713cm" svg:x2="9.302cm" svg:y2="7.94cm" draw:start-shape="id3" draw:start-glue-point="3" draw:end-shape="id4" draw:end-glue-point="1" svg:d="M12972 10713h-1834v-2773h-1836" svg:viewBox="0 0 3671 2774">
          <text:p/>
        </draw:connector>
        <draw:connector draw:style-name="gr4" draw:text-style-name="P4" draw:layer="layout" svg:x1="14.75cm" svg:y1="10.713cm" svg:x2="18.316cm" svg:y2="7.94cm" draw:start-shape="id3" draw:end-shape="id5" draw:end-glue-point="3" svg:d="M14750 10713h1783v-2773h1783" svg:viewBox="0 0 3567 2774">
          <text:p/>
        </draw:connector>
        <draw:connector draw:style-name="gr3" draw:text-style-name="P4" draw:layer="layout" svg:x1="8.159cm" svg:y1="8.448cm" svg:x2="16.159cm" svg:y2="11.232cm" draw:start-shape="id4" draw:start-glue-point="2" draw:end-shape="id6" svg:d="M8159 8448v1392h8000v1392" svg:viewBox="0 0 8001 2785">
          <text:p/>
        </draw:connector>
        <draw:frame draw:style-name="gr2" draw:text-style-name="P3" draw:layer="layout" svg:width="1.778cm" svg:height="0.962cm" svg:x="20.872cm" svg:y="4.732cm">
          <draw:text-box>
            <text:p text:style-name="P1">n -1</text:p>
          </draw:text-box>
        </draw:frame>
        <draw:frame draw:style-name="gr2" draw:text-style-name="P3" draw:layer="layout" svg:width="1.778cm" svg:height="0.962cm" svg:x="20.872cm" svg:y="6.332cm">
          <draw:text-box>
            <text:p text:style-name="P1">200</text:p>
          </draw:text-box>
        </draw:frame>
        <draw:frame draw:style-name="gr5" draw:text-style-name="P6" draw:layer="layout" svg:width="23.114cm" svg:height="4.691cm" svg:x="2.094cm" svg:y="12.914cm">
          <draw:text-box>
            <text:p text:style-name="P5"><text:span text:style-name="T1">Set pointer to node variables: east, west, current and new</text:span></text:p>
            <text:p text:style-name="P5"><text:span text:style-name="T1">Iterate current to n-2</text:span></text:p>
            <text:p text:style-name="P5"><text:span text:style-name="T1">Set east to current-&gt;next</text:span></text:p>
            <text:p text:style-name="P5"><text:span text:style-name="T1">Set west to east-&gt;prev</text:span></text:p>
            <text:p text:style-name="P5"><text:span text:style-name="T1">Set new-&gt;next to east</text:span></text:p>
            <text:p text:style-name="P5"><text:span text:style-name="T1">Set new-&gt;prev to west</text:span></text:p>
            <text:p text:style-name="P5"><text:span text:style-name="T1">Set current-&gt;next to new</text:span></text:p>
            <text:p text:style-name="P5"><text:span text:style-name="T1">Set east-&gt;prev to new</text:span></text:p>
          </draw:text-box>
        </draw:frame>
        <draw:frame draw:style-name="gr5" draw:text-style-name="P7" draw:layer="layout" svg:width="16.51cm" svg:height="0.962cm" svg:x="4.826cm" svg:y="1.016cm">
          <draw:text-box>
            <text:p/>
          </draw:text-box>
        </draw:frame>
        <draw:frame presentation:style-name="pr1" draw:layer="layout" svg:width="25.199cm" svg:height="3.506cm" svg:x="1.4cm" svg:y="0.837cm" presentation:class="title">
          <draw:text-box>
            <text:p>INSERTION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>kk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8:42:18.017434078</meta:creation-date>
    <dc:date>2016-06-07T19:57:23.938997338</dc:date>
    <meta:editing-duration>PT22M5S</meta:editing-duration>
    <meta:editing-cycles>3</meta:editing-cycles>
    <meta:generator>LibreOffice/5.0.6.2$Linux_X86_64 LibreOffice_project/00$Build-2</meta:generator>
    <meta:document-statistic meta:object-count="44"/>
  </office:meta>
</office:document-meta>
</file>